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01000000010F602221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5yearsoldfont" svg:font-family="5yearsoldfont" style:font-pitch="variable"/>
    <style:font-face style:name="BrownBagLunch" svg:font-family="BrownBagLunch" style:font-pitch="variable"/>
    <style:font-face style:name="Coming Soon" svg:font-family="'Coming Soon'" style:font-pitch="variable"/>
    <style:font-face style:name="Dadhand" svg:font-family="Dadhand" style:font-pitch="variable"/>
    <style:font-face style:name="Gemelli" svg:font-family="Gemelli" style:font-pitch="variable"/>
    <style:font-face style:name="Komika Hand" svg:font-family="'Komika Hand'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exa Rust Handmade Extended" svg:font-family="'Nexa Rust Handmade Extended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ecita" svg:font-family="Pecita" style:font-pitch="variable"/>
    <style:font-face style:name="Permanent Marker" svg:font-family="'Permanent Marker'" style:font-pitch="variable"/>
    <style:font-face style:name="Schoolbell" svg:font-family="Schoolbell" style:font-pitch="variable"/>
  </office:font-face-decls>
  <office:automatic-styles>
    <style:style style:name="P1" style:family="paragraph" style:parent-style-name="Standard">
      <style:text-properties style:font-name="Schoolbell" fo:font-size="32pt" officeooo:rsid="0014c21f" officeooo:paragraph-rsid="0014c21f" style:font-size-asian="28pt" style:font-size-complex="32pt"/>
    </style:style>
    <style:style style:name="P2" style:family="paragraph" style:parent-style-name="Standard">
      <style:text-properties style:font-name="Gemelli" fo:font-size="32pt" officeooo:rsid="0014c21f" officeooo:paragraph-rsid="0014c21f" style:font-size-asian="28pt" style:font-size-complex="32pt"/>
    </style:style>
    <style:style style:name="P3" style:family="paragraph" style:parent-style-name="Standard">
      <style:text-properties style:font-name="Dadhand" fo:font-size="32pt" officeooo:rsid="0014c21f" officeooo:paragraph-rsid="0014c21f" style:font-size-asian="28pt" style:font-size-complex="32pt"/>
    </style:style>
    <style:style style:name="P4" style:family="paragraph" style:parent-style-name="Standard">
      <style:text-properties style:font-name="Komika Hand" fo:font-size="32pt" officeooo:rsid="0014c21f" officeooo:paragraph-rsid="0014c21f" style:font-size-asian="28pt" style:font-size-complex="32pt"/>
    </style:style>
    <style:style style:name="P5" style:family="paragraph" style:parent-style-name="Standard">
      <style:text-properties style:font-name="Permanent Marker" fo:font-size="32pt" officeooo:rsid="0014c21f" officeooo:paragraph-rsid="0014c21f" style:font-size-asian="28pt" style:font-size-complex="32pt"/>
    </style:style>
    <style:style style:name="P6" style:family="paragraph" style:parent-style-name="Standard">
      <style:text-properties style:font-name="Coming Soon" fo:font-size="32pt" officeooo:rsid="0014c21f" officeooo:paragraph-rsid="0014c21f" style:font-size-asian="28pt" style:font-size-complex="32pt"/>
    </style:style>
    <style:style style:name="P7" style:family="paragraph" style:parent-style-name="Standard">
      <style:text-properties officeooo:paragraph-rsid="0014c21f"/>
    </style:style>
    <style:style style:name="P8" style:family="paragraph" style:parent-style-name="Standard">
      <style:text-properties style:font-name="BrownBagLunch" fo:font-size="32pt" officeooo:rsid="0014c21f" officeooo:paragraph-rsid="0014c21f" style:font-size-asian="28pt" style:font-size-complex="32pt"/>
    </style:style>
    <style:style style:name="P9" style:family="paragraph" style:parent-style-name="Standard">
      <style:text-properties style:font-name="Pecita" fo:font-size="32pt" officeooo:rsid="0014c21f" officeooo:paragraph-rsid="0014c21f" style:font-size-asian="28pt" style:font-size-complex="32pt"/>
    </style:style>
    <style:style style:name="P10" style:family="paragraph" style:parent-style-name="Standard">
      <style:text-properties style:font-name="Nexa Rust Handmade Extended" fo:font-size="32pt" officeooo:rsid="0014c21f" officeooo:paragraph-rsid="0014c21f" style:font-size-asian="28pt" style:font-size-complex="32pt"/>
    </style:style>
    <style:style style:name="P11" style:family="paragraph" style:parent-style-name="Standard">
      <style:text-properties style:font-name="5yearsoldfont" fo:font-size="32pt" officeooo:rsid="00165c27" officeooo:paragraph-rsid="00165c27" style:font-size-asian="28pt" style:font-size-complex="32pt"/>
    </style:style>
    <style:style style:name="T1" style:family="text">
      <style:text-properties style:font-name="BrownBagLunch" fo:font-size="32pt" officeooo:rsid="0014c21f" style:font-size-asian="28pt" style:font-size-complex="32pt"/>
    </style:style>
    <style:style style:name="T2" style:family="text">
      <style:text-properties style:font-name="Pecita" fo:font-size="32pt" officeooo:rsid="0014c21f" style:font-size-asian="28pt" style:font-size-complex="32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1" svg:x="0in" svg:y="0in" svg:width="6.9252in" style:rel-width="100%" svg:height="9.4252in" style:rel-height="100%" draw:z-index="2">
        <draw:image xlink:href="Pictures/1000000100000001000000010F602221.gif" xlink:type="simple" xlink:show="embed" xlink:actuate="onLoad" draw:mime-type="image/gif"/>
      </draw:frame>
      <draw:frame draw:style-name="fr1" draw:name="Image2" text:anchor-type="page" text:anchor-page-number="1" svg:x="0in" svg:y="0in" svg:width="6.9252in" style:rel-width="100%" svg:height="9.4252in" style:rel-height="100%" draw:z-index="1">
        <draw:image xlink:href="Pictures/1000000100000001000000010F602221.gif" xlink:type="simple" xlink:show="embed" xlink:actuate="onLoad" draw:mime-type="image/gif"/>
      </draw:frame>
      <draw:frame draw:style-name="fr1" draw:name="Image1" text:anchor-type="page" text:anchor-page-number="1" svg:x="0in" svg:y="0in" svg:width="6.9252in" style:rel-width="100%" svg:height="9.4252in" style:rel-height="100%" draw:z-index="0">
        <draw:image xlink:href="Pictures/1000000100000001000000010F602221.gif" xlink:type="simple" xlink:show="embed" xlink:actuate="onLoad" draw:mime-type="image/gif"/>
      </draw:frame>
      <text:p text:style-name="P1">Schoolbell</text:p>
      <text:p text:style-name="P1">SCHOOLBELL</text:p>
      <text:p text:style-name="P1">eager naturalist</text:p>
      <text:p text:style-name="P1">EAGER NATURALIST</text:p>
      <text:p text:style-name="P2">gemelli</text:p>
      <text:p text:style-name="P2">GEMELLI</text:p>
      <text:p text:style-name="P3">dadhand</text:p>
      <text:p text:style-name="P3">DADHAND</text:p>
      <text:p text:style-name="P4">komika hand</text:p>
      <text:p text:style-name="P4">KOMIKA HAND</text:p>
      <text:p text:style-name="P5">permanent marker</text:p>
      <text:p text:style-name="P5">PERMANENT MARKER</text:p>
      <text:p text:style-name="P6">coming soon</text:p>
      <text:p text:style-name="P6">COMING SOON</text:p>
      <text:p text:style-name="P7"><text:span text:style-name="T1">brownbaglunch </text:span></text:p>
      <text:p text:style-name="P8"><text:soft-page-break/>BROWNBAGLUNCH</text:p>
      <text:p text:style-name="P9">PECITA</text:p>
      <text:p text:style-name="P7"><text:span text:style-name="T2">pecita lolo </text:span></text:p>
      <text:p text:style-name="P9">RIKTIGT COOL FAKTISKT</text:p>
      <text:p text:style-name="P9">HOLY SMOKES ACTULLY</text:p>
      <text:p text:style-name="P9">gooddog plain</text:p>
      <text:p text:style-name="P9">GOODDOG PLAIN</text:p>
      <text:p text:style-name="P10">NEXA RUST</text:p>
      <text:p text:style-name="P10">nexa rust handmade</text:p>
      <text:p text:style-name="P11">5yearsold font</text:p>
      <text:p text:style-name="P11">5YEARS OLD FONT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5yearsoldfont" svg:font-family="5yearsoldfont" style:font-pitch="variable"/>
    <style:font-face style:name="BrownBagLunch" svg:font-family="BrownBagLunch" style:font-pitch="variable"/>
    <style:font-face style:name="Coming Soon" svg:font-family="'Coming Soon'" style:font-pitch="variable"/>
    <style:font-face style:name="Dadhand" svg:font-family="Dadhand" style:font-pitch="variable"/>
    <style:font-face style:name="Gemelli" svg:font-family="Gemelli" style:font-pitch="variable"/>
    <style:font-face style:name="Komika Hand" svg:font-family="'Komika Hand'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exa Rust Handmade Extended" svg:font-family="'Nexa Rust Handmade Extended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ecita" svg:font-family="Pecita" style:font-pitch="variable"/>
    <style:font-face style:name="Permanent Marker" svg:font-family="'Permanent Marker'" style:font-pitch="variable"/>
    <style:font-face style:name="Schoolbell" svg:font-family="Schoolbel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10:22:54.916395106</meta:creation-date>
    <dc:date>2025-11-26T10:41:58.680712799</dc:date>
    <meta:editing-duration>PT8M4S</meta:editing-duration>
    <meta:editing-cycles>1</meta:editing-cycles>
    <meta:document-statistic meta:table-count="0" meta:image-count="3" meta:object-count="0" meta:page-count="2" meta:paragraph-count="26" meta:word-count="47" meta:character-count="323" meta:non-whitespace-character-count="300"/>
    <meta:generator>LibreOffice/25.8.3.2$Linux_X86_64 LibreOffice_project/580$Build-2</meta:generator>
  </office:meta>
</office:document-meta>
</file>